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ues</text:p>
          </table:table-cell>
          <table:table-cell/>
          <table:table-cell office:value-type="string" calcext:value-type="string">
            <text:p>variance</text:p>
          </table:table-cell>
          <table:table-cell/>
          <table:table-cell office:value-type="string" calcext:value-type="string">
            <text:p>values</text:p>
          </table:table-cell>
          <table:table-cell/>
          <table:table-cell office:value-type="string" calcext:value-type="string">
            <text:p>variance</text:p>
          </table:table-cell>
          <table:table-cell/>
          <table:table-cell office:value-type="string" calcext:value-type="string">
            <text:p>values</text:p>
          </table:table-cell>
          <table:table-cell/>
          <table:table-cell office:value-type="string" calcext:value-type="string">
            <text:p>variance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table:formula="of:=([.B6]-[.$B$13])^2" office:value-type="float" office:value="41.3265306122449" calcext:value-type="float">
            <text:p>41.3265306122</text:p>
          </table:table-cell>
          <table:table-cell/>
          <table:table-cell office:value-type="float" office:value="1503" calcext:value-type="float">
            <text:p>1503</text:p>
          </table:table-cell>
          <table:table-cell/>
          <table:table-cell table:formula="of:=([.F6]-[.$F$13])^2" office:value-type="float" office:value="5446.43999999999" calcext:value-type="float">
            <text:p>5446.44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table:formula="of:=([.J6]-[.$J$13])^2" office:value-type="float" office:value="56.25" calcext:value-type="float">
            <text:p>56.25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/>
          <table:table-cell table:formula="of:=([.B7]-[.$B$13])^2" office:value-type="float" office:value="269.897959183674" calcext:value-type="float">
            <text:p>269.8979591837</text:p>
          </table:table-cell>
          <table:table-cell/>
          <table:table-cell office:value-type="float" office:value="1642" calcext:value-type="float">
            <text:p>1642</text:p>
          </table:table-cell>
          <table:table-cell/>
          <table:table-cell table:formula="of:=([.F7]-[.$F$13])^2" office:value-type="float" office:value="4251.04000000001" calcext:value-type="float">
            <text:p>4251.04</text:p>
          </table:table-cell>
          <table:table-cell/>
          <table:table-cell office:value-type="float" office:value="-10" calcext:value-type="float">
            <text:p>-10</text:p>
          </table:table-cell>
          <table:table-cell/>
          <table:table-cell table:formula="of:=([.J7]-[.$J$13])^2" office:value-type="float" office:value="6.25" calcext:value-type="float">
            <text:p>6.2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table:formula="of:=([.B8]-[.$B$13])^2" office:value-type="float" office:value="73.469387755102" calcext:value-type="float">
            <text:p>73.4693877551</text:p>
          </table:table-cell>
          <table:table-cell/>
          <table:table-cell office:value-type="float" office:value="1298" calcext:value-type="float">
            <text:p>1298</text:p>
          </table:table-cell>
          <table:table-cell/>
          <table:table-cell table:formula="of:=([.F8]-[.$F$13])^2" office:value-type="float" office:value="77729.44" calcext:value-type="float">
            <text:p>77729.44</text:p>
          </table:table-cell>
          <table:table-cell/>
          <table:table-cell office:value-type="float" office:value="-15" calcext:value-type="float">
            <text:p>-15</text:p>
          </table:table-cell>
          <table:table-cell/>
          <table:table-cell table:formula="of:=([.J8]-[.$J$13])^2" office:value-type="float" office:value="6.25" calcext:value-type="float">
            <text:p>6.2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table:formula="of:=([.B9]-[.$B$13])^2" office:value-type="float" office:value="2.04081632653062" calcext:value-type="float">
            <text:p>2.0408163265</text:p>
          </table:table-cell>
          <table:table-cell/>
          <table:table-cell office:value-type="float" office:value="1441" calcext:value-type="float">
            <text:p>1441</text:p>
          </table:table-cell>
          <table:table-cell/>
          <table:table-cell table:formula="of:=([.F9]-[.$F$13])^2" office:value-type="float" office:value="18441.64" calcext:value-type="float">
            <text:p>18441.64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table:formula="of:=([.J9]-[.$J$13])^2" office:value-type="float" office:value="56.25" calcext:value-type="float">
            <text:p>56.25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formula="of:=([.B10]-[.$B$13])^2" office:value-type="float" office:value="12.7551020408163" calcext:value-type="float">
            <text:p>12.7551020408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([.F10]-[.$F$13])^2" office:value-type="float" office:value="179098.24" calcext:value-type="float">
            <text:p>179098.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/>
          <table:table-cell table:formula="of:=([.B11]-[.$B$13])^2" office:value-type="float" office:value="41.3265306122449" calcext:value-type="float">
            <text:p>41.32653061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formula="of:=([.B12]-[.$B$13])^2" office:value-type="float" office:value="344.897959183673" calcext:value-type="float">
            <text:p>344.8979591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6:.B12])" office:value-type="float" office:value="81.4285714285714" calcext:value-type="float">
            <text:p>81.4285714286</text:p>
          </table:table-cell>
          <table:table-cell office:value-type="string" calcext:value-type="string">
            <text:p>pop variance</text:p>
          </table:table-cell>
          <table:table-cell table:formula="of:=SUM([.D6:.D12])/COUNT([.D6:.D12])" office:value-type="float" office:value="112.244897959184" calcext:value-type="float">
            <text:p>112.2448979592</text:p>
          </table:table-cell>
          <table:table-cell/>
          <table:table-cell table:formula="of:=AVERAGE([.F6:.F12])" office:value-type="float" office:value="1576.8" calcext:value-type="float">
            <text:p>1576.8</text:p>
          </table:table-cell>
          <table:table-cell office:value-type="string" calcext:value-type="string">
            <text:p>pop variance</text:p>
          </table:table-cell>
          <table:table-cell table:formula="of:=SUM([.H6:.H12])/COUNTA([.H6:.H12])" office:value-type="float" office:value="56993.36" calcext:value-type="float">
            <text:p>56993.36</text:p>
          </table:table-cell>
          <table:table-cell/>
          <table:table-cell table:formula="of:=AVERAGE([.J6:.J12])" office:value-type="float" office:value="-12.5" calcext:value-type="float">
            <text:p>-12.5</text:p>
          </table:table-cell>
          <table:table-cell office:value-type="string" calcext:value-type="string">
            <text:p>pop variance</text:p>
          </table:table-cell>
          <table:table-cell table:formula="of:=SUM([.L6:.L12])/COUNTA([.L6:.L12])" office:value-type="float" office:value="31.25" calcext:value-type="float">
            <text:p>31.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mple variance</text:p>
          </table:table-cell>
          <table:table-cell table:formula="of:=SUM([.D6:.D12])/(COUNT([.D6:.D12])-1)" office:value-type="float" office:value="130.952380952381" calcext:value-type="float">
            <text:p>130.9523809524</text:p>
          </table:table-cell>
          <table:table-cell table:number-columns-repeated="2"/>
          <table:table-cell office:value-type="string" calcext:value-type="string">
            <text:p>sample variance</text:p>
          </table:table-cell>
          <table:table-cell table:formula="of:=SUM([.H6:.H12])/(COUNTA([.H6:.H12])-1)" office:value-type="float" office:value="71241.7" calcext:value-type="float">
            <text:p>71241.7</text:p>
          </table:table-cell>
          <table:table-cell table:number-columns-repeated="2"/>
          <table:table-cell office:value-type="string" calcext:value-type="string">
            <text:p>sample variance</text:p>
          </table:table-cell>
          <table:table-cell table:formula="of:=SUM([.L6:.L12])/(COUNTA([.L6:.L12])-1)" office:value-type="float" office:value="41.6666666666667" calcext:value-type="float">
            <text:p>41.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 sd</text:p>
          </table:table-cell>
          <table:table-cell table:formula="of:=SQRT([.D13])" office:value-type="float" office:value="10.5945692672795" calcext:value-type="float">
            <text:p>10.5945692673</text:p>
          </table:table-cell>
          <table:table-cell table:number-columns-repeated="2"/>
          <table:table-cell office:value-type="string" calcext:value-type="string">
            <text:p>pop sd</text:p>
          </table:table-cell>
          <table:table-cell table:formula="of:=SQRT([.H13])" office:value-type="float" office:value="238.732821371507" calcext:value-type="float">
            <text:p>238.7328213715</text:p>
          </table:table-cell>
          <table:table-cell table:number-columns-repeated="2"/>
          <table:table-cell office:value-type="string" calcext:value-type="string">
            <text:p>pop sd</text:p>
          </table:table-cell>
          <table:table-cell table:formula="of:=SQRT([.L13])" office:value-type="float" office:value="5.59016994374947" calcext:value-type="float">
            <text:p>5.59016994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mple sd</text:p>
          </table:table-cell>
          <table:table-cell table:formula="of:=SQRT([.D14])" office:value-type="float" office:value="11.4434427054266" calcext:value-type="float">
            <text:p>11.4434427054</text:p>
          </table:table-cell>
          <table:table-cell table:number-columns-repeated="2"/>
          <table:table-cell office:value-type="string" calcext:value-type="string">
            <text:p>sample sd</text:p>
          </table:table-cell>
          <table:table-cell table:formula="of:=SQRT([.H14])" office:value-type="float" office:value="266.911408523502" calcext:value-type="float">
            <text:p>266.9114085235</text:p>
          </table:table-cell>
          <table:table-cell table:number-columns-repeated="2"/>
          <table:table-cell office:value-type="string" calcext:value-type="string">
            <text:p>sample sd</text:p>
          </table:table-cell>
          <table:table-cell table:formula="of:=SQRT([.L14])" office:value-type="float" office:value="6.45497224367903" calcext:value-type="float">
            <text:p>6.454972243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18]/12" office:value-type="float" office:value="0.0833333333333333" calcext:value-type="float">
            <text:p>0.08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G19]/12" office:value-type="float" office:value="0.166666666666667" calcext:value-type="float">
            <text:p>0.16666666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5<text:span text:style-name="T1">th</text:span>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G20]/12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G21]/12" office:value-type="float" office:value="0.333333333333333" calcext:value-type="float">
            <text:p>0.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an 6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G22]/12" office:value-type="float" office:value="0.416666666666667" calcext:value-type="float">
            <text:p>0.41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G23]/12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G24]/12" office:value-type="float" office:value="0.583333333333333" calcext:value-type="float">
            <text:p>0.58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75<text:span text:style-name="T1">th</text:span>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G25]/12" office:value-type="float" office:value="0.666666666666667" calcext:value-type="float">
            <text:p>0.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G26]/12"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.G27]/12" office:value-type="float" office:value="0.833333333333333" calcext:value-type="float">
            <text:p>0.83333333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[.G28]/12" office:value-type="float" office:value="0.916666666666667" calcext:value-type="float">
            <text:p>0.91666666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formula="of:=[.G29]/12" office:value-type="float" office:value="1" calcext:value-type="float">
            <text:p>1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B2]/20" office:value-type="float" office:value="0.05" calcext:value-type="float">
            <text:p>0.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B3]/20" office:value-type="float" office:value="0.1" calcext:value-type="float">
            <text:p>0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4]/20" office:value-type="float" office:value="0.15" calcext:value-type="float">
            <text:p>0.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[.B5]/20" office:value-type="float" office:value="0.2" calcext:value-type="float">
            <text:p>0.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formula="of:=[.B6]/20" office:value-type="float" office:value="0.25" calcext:value-type="float">
            <text:p>0.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[.B7]/20" office:value-type="float" office:value="0.3" calcext:value-type="float">
            <text:p>0.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[.B8]/20" office:value-type="float" office:value="0.35" calcext:value-type="float">
            <text:p>0.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B9]/20" office:value-type="float" office:value="0.4" calcext:value-type="float">
            <text:p>0.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[.B10]/20" office:value-type="float" office:value="0.45" calcext:value-type="float">
            <text:p>0.4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formula="of:=[.B11]/20" office:value-type="float" office:value="0.5" calcext:value-type="float">
            <text:p>0.5</text:p>
          </table:table-cell>
          <table:table-cell/>
          <table:table-cell table:formula="of:=1-1/9" office:value-type="float" office:value="0.888888888888889" calcext:value-type="float">
            <text:p>0.88888888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B12]/20" office:value-type="float" office:value="0.55" calcext:value-type="float">
            <text:p>0.5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formula="of:=[.B13]/20" office:value-type="float" office:value="0.6" calcext:value-type="float">
            <text:p>0.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table:formula="of:=[.B14]/20" office:value-type="float" office:value="0.65" calcext:value-type="float">
            <text:p>0.6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table:formula="of:=[.B15]/20"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formula="of:=[.B16]/20"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table:formula="of:=[.B17]/20"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formula="of:=[.B18]/20" office:value-type="float" office:value="0.85" calcext:value-type="float">
            <text:p>0.85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table:formula="of:=[.B19]/20"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table:formula="of:=[.B20]/20"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table:formula="of:=[.B21]/20"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F18:Sheet1.F2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G2:Sheet2.G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to </meta:initial-creator>
    <meta:creation-date>2016-04-24T17:36:58.301175723</meta:creation-date>
    <dc:date>2016-04-24T19:54:53.285816327</dc:date>
    <dc:creator>otto </dc:creator>
    <meta:editing-duration>PT31M31S</meta:editing-duration>
    <meta:editing-cycles>1</meta:editing-cycles>
    <meta:document-statistic meta:table-count="2" meta:cell-count="222" meta:object-count="0"/>
    <meta:generator>LibreOffice/4.2.8.2$Linux_X86_64 LibreOffice_project/420m0$Build-2</meta:generator>
  </office:meta>
</office:document-meta>
</file>